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B0000011CE36FD3336E81B893.png" manifest:media-type="image/png"/>
  <manifest:file-entry manifest:full-path="Pictures/100002010000008B0000006D0EDDBF819E042735.png" manifest:media-type="image/png"/>
  <manifest:file-entry manifest:full-path="Pictures/10000E9700000E5500000B4D6385289C5F7E93FB.svg" manifest:media-type="image/svg+xml"/>
  <manifest:file-entry manifest:full-path="Pictures/10000000000005DD000000EB2022D6A76E981938.png" manifest:media-type="image/png"/>
  <manifest:file-entry manifest:full-path="Pictures/100000000000009200000061FDAE5EE153258243.png" manifest:media-type="image/png"/>
  <manifest:file-entry manifest:full-path="Pictures/100002010000009700000096A531279AAFF397B4.png" manifest:media-type="image/png"/>
  <manifest:file-entry manifest:full-path="Pictures/10000201000009D2000000C7F14A4108BFE0F7D1.png" manifest:media-type="image/png"/>
  <manifest:file-entry manifest:full-path="Pictures/1000929C0001429F0000197F3AA619E0081FD180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ira Mono" svg:font-family="'Fira Mono'" style:font-family-generic="decorative" style:font-pitch="variable"/>
    <style:font-face style:name="Unifont1" svg:font-family="Unifont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fill="solid" draw:fill-color="#729fcf" draw:textarea-horizontal-align="center" draw:textarea-vertical-align="middle" draw:shadow="hidden" draw:shadow-offset-x="0cm" draw:shadow-offset-y="0cm" draw:shadow-color="#000000" draw:color-mode="standard" draw:luminance="0%" draw:contrast="0%" draw:gamma="100%" draw:red="1%" draw:green="0%" draw:blue="-1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iapositiva_20_de_20_título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2060" loext:opacity="100%" style:text-line-through-style="none" style:text-line-through-type="none" style:text-position="0% 100%" style:font-name="Arial" fo:font-size="66pt" fo:letter-spacing="normal" fo:language="en" fo:country="GB" fo:font-style="normal" style:text-underline-style="none" fo:font-weight="bold" style:font-name-asian="Fira Mono" style:font-size-asian="66pt" style:font-style-asian="normal" style:font-weight-asian="bold" style:font-name-complex="Arial" style:font-size-complex="6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6pt" fo:letter-spacing="normal" fo:language="en" fo:country="GB" fo:font-style="normal" style:text-underline-style="none" fo:font-weight="normal" style:font-name-asian="Fira Mono" style:font-size-asian="66pt" style:font-style-asian="normal" style:font-weight-asian="normal" style:font-name-complex="Arial" style:font-size-complex="6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>
        <draw:custom-shape draw:name="CuadroTexto 7" draw:style-name="gr1" draw:text-style-name="P2" draw:layer="layout" svg:width="70.786cm" svg:height="8.63cm" svg:x="5.307cm" svg:y="17.458cm">
          <text:p text:style-name="P1"><text:span text:style-name="T1">Massivel parallel coupled cluster theory algorithms for material science</text:span></text:p>
          <text:p text:style-name="P1"><text:span text:style-name="T2">Alejandro Gallo, Andreas Irmler, and Andreas Grün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9.749cm" svg:height="15.57cm" svg:x="26.035cm" svg:y="35.559cm">
          <draw:image xlink:href="Pictures/10000E9700000E5500000B4D6385289C5F7E93FB.svg" xlink:type="simple" xlink:show="embed" xlink:actuate="onLoad" draw:mime-type="image/svg+xml">
            <text:p/>
          </draw:image>
          <draw:image xlink:href="Pictures/100002010000008B0000006D0EDDBF819E042735.png" xlink:type="simple" xlink:show="embed" xlink:actuate="onLoad" draw:mime-type="image/png"/>
          <svg:title>Diagram</svg:title>
        </draw:frame>
        <draw:frame draw:style-name="gr2" draw:text-style-name="P3" draw:layer="layout" svg:width="7.829cm" svg:height="7.778cm" svg:x="5.506cm" svg:y="26.512cm">
          <draw:image xlink:href="Pictures/100002010000009700000096A531279AAFF397B4.png" xlink:type="simple" xlink:show="embed" xlink:actuate="onLoad" draw:mime-type="image/png">
            <text:p/>
          </draw:image>
        </draw:frame>
        <draw:frame draw:style-name="gr3" draw:text-style-name="P4" draw:layer="layout" svg:width="23.845cm" svg:height="6.86cm" svg:x="16.445cm" svg:y="26.794cm">
          <draw:image xlink:href="Pictures/10000201000003DB0000011CE36FD3336E81B89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ira Mono" svg:font-family="'Fira Mono'" style:font-family-generic="decorative" style:font-pitch="variable"/>
    <style:font-face style:name="Unifont1" svg:font-family="Unifont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89.800003051757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89.8000030517578pt" style:font-style-asian="normal" style:font-weight-asian="normal" style:font-name-complex="FreeSans" style:font-family-complex="FreeSans" style:font-family-generic-complex="system" style:font-pitch-complex="variable" style:font-size-complex="89.800003051757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64.0999984741211pt" fo:letter-spacing="normal" fo:font-style="normal" style:text-underline-style="none" fo:font-weight="normal" style:font-size-asian="64.0999984741211pt" style:font-style-asian="normal" style:font-weight-asian="normal" style:font-size-complex="64.0999984741211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57.7000007629395pt" fo:letter-spacing="normal" fo:font-style="normal" style:text-underline-style="none" fo:font-weight="normal" style:font-size-asian="57.7000007629395pt" style:font-style-asian="normal" style:font-weight-asian="normal" style:font-size-complex="57.700000762939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57.7000007629395pt" fo:letter-spacing="normal" fo:font-style="normal" style:text-underline-style="none" fo:font-weight="normal" style:font-size-asian="57.7000007629395pt" style:font-style-asian="normal" style:font-weight-asian="normal" style:font-size-complex="57.700000762939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1.399cm" fo:page-height="118.8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solid" svg:stroke-width="0cm" svg:stroke-color="#fffff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de_20_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ca" fo:country="E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en" fo:country="BE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00" loext:opacity="100%" style:text-line-through-style="none" style:text-line-through-type="none" style:text-position="0% 100%" style:font-name="Arial" fo:font-size="54pt" fo:letter-spacing="normal" fo:language="es" fo:country="ES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Imagen 1" draw:style-name="Mgr3" draw:text-style-name="MP5" draw:layer="backgroundobjects" svg:width="81.398cm" svg:height="5.703cm" svg:x="0cm" svg:y="113.196cm">
        <draw:image xlink:href="Pictures/1000929C0001429F0000197F3AA619E0081FD180.emf" xlink:type="simple" xlink:show="embed" xlink:actuate="onLoad" draw:mime-type="image/x-emf">
          <text:p/>
        </draw:image>
        <draw:image xlink:href="Pictures/10000201000009D2000000C7F14A4108BFE0F7D1.png" xlink:type="simple" xlink:show="embed" xlink:actuate="onLoad" draw:mime-type="image/png"/>
      </draw:frame>
      <draw:custom-shape draw:name="CuadroTexto 2" draw:style-name="Mgr4" draw:text-style-name="MP7" draw:layer="backgroundobjects" svg:width="44.701cm" svg:height="3.297cm" svg:x="9.292cm" svg:y="114.163cm">
        <text:p text:style-name="MP6"><text:span text:style-name="MT1">The EuroHPC Summit Week conference series receives funding from the European Union's Horizon 2020 research and innovation programme under grant agreement</text:span><text:span text:style-name="MT2">s</text:span><text:span text:style-name="MT1"> 823767 (PRACE-6IP)</text:span><text:span text:style-name="MT2"> and</text:span><text:span text:style-name="MT1"> 824151 (HPC-GIG)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9" draw:style-name="Mgr5" draw:text-style-name="MP5" draw:layer="backgroundobjects" svg:width="3.862cm" svg:height="2.565cm" svg:x="4.617cm" svg:y="114.524cm">
        <draw:image xlink:href="Pictures/100000000000009200000061FDAE5EE153258243.png" xlink:type="simple" xlink:show="embed" xlink:actuate="onLoad" draw:mime-type="image/png">
          <text:p/>
        </draw:image>
      </draw:frame>
      <draw:custom-shape draw:name="CuadroTexto 10" draw:style-name="Mgr4" draw:text-style-name="MP7" draw:layer="backgroundobjects" svg:width="11.638cm" svg:height="2.537cm" svg:x="67.836cm" svg:y="114.672cm">
        <text:p text:style-name="MP8"><text:span text:style-name="MT3">#EHPCSW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7" draw:style-name="Mgr3" draw:text-style-name="MP5" draw:layer="backgroundobjects" svg:width="81.398cm" svg:height="12.661cm" svg:x="0cm" svg:y="0cm">
        <draw:image xlink:href="Pictures/10000000000005DD000000EB2022D6A76E981938.png" xlink:type="simple" xlink:show="embed" xlink:actuate="onLoad" draw:mime-type="image/png">
          <text:p/>
        </draw:image>
      </draw:frame>
      <draw:frame presentation:style-name="Diapositiva_20_de_20_título-title" draw:layer="backgroundobjects" svg:width="73.258cm" svg:height="19.855cm" svg:x="4.069cm" svg:y="4.744cm" presentation:class="title" presentation:placeholder="true">
        <draw:text-box/>
      </draw:frame>
      <draw:frame presentation:style-name="Diapositiva_20_de_20_título-outline1" draw:layer="backgroundobjects" svg:width="73.258cm" svg:height="68.96cm" svg:x="4.069cm" svg:y="27.822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initial-creator>Anna Molinet</meta:initial-creator>
    <meta:editing-cycles>32</meta:editing-cycles>
    <meta:creation-date>2018-03-01T10:03:58</meta:creation-date>
    <dc:date>2022-03-19T13:33:30.775878266</dc:date>
    <meta:editing-duration>PT4H38M2S</meta:editing-duration>
    <meta:generator>LibreOffice/7.0.6.2$Linux_X86_64 LibreOffice_project/00$Build-2</meta:generator>
    <meta:document-statistic meta:object-count="29"/>
    <meta:user-defined meta:name="AppVersion">16.0000</meta:user-defined>
    <meta:user-defined meta:name="PresentationFormat">Personalizado</meta:user-defined>
    <meta:user-defined meta:name="Slides" meta:value-type="float">2</meta:user-defined>
    <meta:template xlink:type="simple" xlink:actuate="onRequest" xlink:title="Office Theme" xlink:href=""/>
  </office:meta>
</office:document-meta>
</file>